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D0000005311C47A3D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pture it" svg:font-family="'Capture it'" style:font-pitch="variable"/>
    <style:font-face style:name="SkyFall Done" svg:font-family="'SkyFall Do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5a9e"/>
    </style:style>
    <style:style style:name="P2" style:family="paragraph" style:parent-style-name="Standard">
      <style:paragraph-properties fo:text-align="end" style:justify-single-word="false"/>
      <style:text-properties officeooo:paragraph-rsid="001d5a9e"/>
    </style:style>
    <style:style style:name="P3" style:family="paragraph" style:parent-style-name="Standard">
      <style:paragraph-properties fo:text-align="end" style:justify-single-word="false"/>
      <style:text-properties style:font-name="Capture it" fo:font-size="15pt" officeooo:paragraph-rsid="001d5a9e" style:font-size-asian="15pt" style:font-size-complex="15pt"/>
    </style:style>
    <style:style style:name="P4" style:family="paragraph" style:parent-style-name="Standard">
      <style:text-properties fo:font-size="14pt" fo:font-weight="bold" officeooo:paragraph-rsid="001d5a9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26d0e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2d574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tyle="italic" fo:font-weight="bold" officeooo:paragraph-rsid="001d5a9e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paragraph-rsid="001dde3b"/>
    </style:style>
    <style:style style:name="P9" style:family="paragraph" style:parent-style-name="Standard">
      <style:text-properties officeooo:paragraph-rsid="002114d0"/>
    </style:style>
    <style:style style:name="P10" style:family="paragraph" style:parent-style-name="Standard">
      <style:text-properties officeooo:paragraph-rsid="00242cae"/>
    </style:style>
    <style:style style:name="P11" style:family="paragraph" style:parent-style-name="Standard">
      <style:text-properties officeooo:paragraph-rsid="0024d6f9"/>
    </style:style>
    <style:style style:name="P12" style:family="paragraph" style:parent-style-name="Standard">
      <style:text-properties officeooo:paragraph-rsid="0024ef58"/>
    </style:style>
    <style:style style:name="P13" style:family="paragraph" style:parent-style-name="Standard">
      <style:text-properties officeooo:paragraph-rsid="0026d0e7"/>
    </style:style>
    <style:style style:name="P14" style:family="paragraph" style:parent-style-name="Standard">
      <style:text-properties officeooo:paragraph-rsid="0028619f"/>
    </style:style>
    <style:style style:name="P15" style:family="paragraph" style:parent-style-name="Standard">
      <style:text-properties officeooo:paragraph-rsid="002a5e92"/>
    </style:style>
    <style:style style:name="P16" style:family="paragraph" style:parent-style-name="Standard">
      <style:text-properties officeooo:paragraph-rsid="002ba65a"/>
    </style:style>
    <style:style style:name="P17" style:family="paragraph" style:parent-style-name="Standard">
      <style:text-properties officeooo:paragraph-rsid="002d574c"/>
    </style:style>
    <style:style style:name="P18" style:family="paragraph" style:parent-style-name="Standard">
      <style:text-properties officeooo:paragraph-rsid="002f2572"/>
    </style:style>
    <style:style style:name="P19" style:family="paragraph" style:parent-style-name="Standard">
      <style:text-properties officeooo:paragraph-rsid="003019d8"/>
    </style:style>
    <style:style style:name="P20" style:family="paragraph" style:parent-style-name="Standard">
      <style:text-properties officeooo:paragraph-rsid="00313e46"/>
    </style:style>
    <style:style style:name="P21" style:family="paragraph" style:parent-style-name="Footer">
      <style:paragraph-properties fo:text-align="end" style:justify-single-word="false"/>
    </style:style>
    <style:style style:name="T1" style:family="text">
      <style:text-properties officeooo:rsid="001d5a9e"/>
    </style:style>
    <style:style style:name="T2" style:family="text">
      <style:text-properties officeooo:rsid="001dde3b"/>
    </style:style>
    <style:style style:name="T3" style:family="text">
      <style:text-properties officeooo:rsid="001f3d96"/>
    </style:style>
    <style:style style:name="T4" style:family="text">
      <style:text-properties officeooo:rsid="002114d0"/>
    </style:style>
    <style:style style:name="T5" style:family="text">
      <style:text-properties officeooo:rsid="0022f6b0"/>
    </style:style>
    <style:style style:name="T6" style:family="text">
      <style:text-properties officeooo:rsid="00242cae"/>
    </style:style>
    <style:style style:name="T7" style:family="text">
      <style:text-properties officeooo:rsid="0024d6f9"/>
    </style:style>
    <style:style style:name="T8" style:family="text">
      <style:text-properties officeooo:rsid="0024ef58"/>
    </style:style>
    <style:style style:name="T9" style:family="text">
      <style:text-properties officeooo:rsid="0026d0e7"/>
    </style:style>
    <style:style style:name="T10" style:family="text">
      <style:text-properties officeooo:rsid="0028619f"/>
    </style:style>
    <style:style style:name="T11" style:family="text">
      <style:text-properties officeooo:rsid="002a5e92"/>
    </style:style>
    <style:style style:name="T12" style:family="text">
      <style:text-properties officeooo:rsid="002ba65a"/>
    </style:style>
    <style:style style:name="T13" style:family="text">
      <style:text-properties officeooo:rsid="002cd1ae"/>
    </style:style>
    <style:style style:name="T14" style:family="text">
      <style:text-properties officeooo:rsid="002d574c"/>
    </style:style>
    <style:style style:name="T15" style:family="text">
      <style:text-properties officeooo:rsid="002f2572"/>
    </style:style>
    <style:style style:name="T16" style:family="text">
      <style:text-properties officeooo:rsid="003019d8"/>
    </style:style>
    <style:style style:name="T17" style:family="text">
      <style:text-properties officeooo:rsid="00313e46"/>
    </style:style>
    <style:style style:name="T18" style:family="text">
      <style:text-properties officeooo:rsid="00329a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4"><text:span text:style-name="T1">Temps A : Une production du sud pour des clients du Nord</text:span></text:p>
      <text:p text:style-name="P1"><text:span text:style-name="T1"/></text:p>
      <text:p text:style-name="P7"><text:span text:style-name="T1">La planète café : les producteurs.</text:span></text:p>
      <text:p text:style-name="P1"><text:span text:style-name="T1"/></text:p>
      <text:p text:style-name="P1"><text:span text:style-name="T1">1) Où sont situés les principales régions productrices de café ?</text:span></text:p>
      <text:p text:style-name="P1"><text:span text:style-name="T1"/></text:p>
      <text:p text:style-name="P1"><text:span text:style-name="T1">Les principales régions sont situés en Amérique du sud avec 3100 milliers de tonnes vendu avec l'Asie (1580) ainsi que l'Afrique subsaharienne et l’Amérique centrale (930 &amp;820)</text:span></text:p>
      <text:p text:style-name="P1"><text:span text:style-name="T1"/></text:p>
      <text:p text:style-name="P1"><text:span text:style-name="T1">2) Evolution de la production de café </text:span><text:span text:style-name="T2">en Afrique et importance dans le total mondial ?</text:span></text:p>
      <text:p text:style-name="P1"><text:span text:style-name="T2"/></text:p>
      <text:p text:style-name="P8"><text:span text:style-name="T2">Avec le document 4, on apprend que </text:span><text:span text:style-name="T3">la côte d'ivoire africaine à fait un bond de 246 % de ses ventes en 1 an </text:span><text:span text:style-name="T4">ainsi que le cours du café au Kenya qui grimpe à 450 $ </text:span><text:span text:style-name="T7">contre 421 précédemment</text:span><text:span text:style-name="T4">, ce qui prouve une augmentation nette de la valeur de café et de sa valeur.</text:span></text:p>
      <text:p text:style-name="P8"><text:span text:style-name="T4"/></text:p>
      <text:p text:style-name="P9"><text:span text:style-name="T4">3) Différences entre plantation industrielle &amp; familiale ?</text:span></text:p>
      <text:p text:style-name="P9"><text:span text:style-name="T4"/></text:p>
      <text:p text:style-name="P9"><text:span text:style-name="T4">Les plantations industrielles s'étendent sur des centaines d'hectares dans le désert mais ne représentent que 30 % de la production mondiale tandis que les productions familiale (guatémaltèque dans le doc 3) ne sont que des petites exploitations sur -10 hectares environ pour plus de 70 % de la mondiale.</text:span></text:p>
      <text:p text:style-name="P9"><text:span text:style-name="T4"/></text:p>
      <text:p text:style-name="P9"><text:span text:style-name="T4">4) Comparer la localisation des régions productrice</text:span><text:span text:style-name="T5">s/consommatrices</text:span></text:p>
      <text:p text:style-name="P9"><text:span text:style-name="T5"/></text:p>
      <text:p text:style-name="P10"><text:span text:style-name="T6">Les régions productrices se situent en équateur et en Asie (pays plutôt pauvres) tandis que les grands consommateurs sont situés en Amérique </text:span><text:span text:style-name="T7">(1410 milliers de tonnes) </text:span><text:span text:style-name="T6">et en Europe </text:span><text:span text:style-name="T7">(2740)</text:span><text:span text:style-name="T6">.</text:span></text:p>
      <text:p text:style-name="P10"><text:span text:style-name="T6"/></text:p>
      <text:p text:style-name="P11"><text:span text:style-name="T7">5) <text:s/>Le prix du café est fixé à New York et à Londres, les pays développés consommateurs dirigent donc le prix des pays du sud.</text:span></text:p>
      <text:p text:style-name="P11"><text:span text:style-name="T7"/></text:p>
      <text:p text:style-name="P12"><text:span text:style-name="T8">6) </text:span><text:span text:style-name="T9">Le classement montre l'évolution de la maîtrise des prix des pays du Nord consommateurs face aux pays du sud producteurs.</text:span></text:p>
      <text:p text:style-name="P12"><text:span text:style-name="T9"/></text:p>
      <text:p text:style-name="P12"><text:span text:style-name="T9"/></text:p>
      <text:p text:style-name="P5"><text:span text:style-name="T9">B – Producteurs, intermédiaires, consommateurs : un marché déséquilibré</text:span></text:p>
      <text:p text:style-name="P13"><text:span text:style-name="T9"/></text:p>
      <text:p text:style-name="P13"><text:span text:style-name="T9">7) Organisation du partage de la filière entre producteurs et consommateurs ?</text:span></text:p>
      <text:p text:style-name="P13"><text:span text:style-name="T9"/></text:p>
      <text:p text:style-name="P14"><text:span text:style-name="T10">L'organisation de ce partage se passe exclusivement à la bourse où les pays consommateurs spéculent sur le café vert ou instantané pour la plupart.</text:span></text:p>
      <text:p text:style-name="P14"><text:span text:style-name="T10"/></text:p>
      <text:p text:style-name="P15"><text:span text:style-name="T11">8) Les intermédiaires nombreux est un phénomène dû au commerce équitable qui prend en compte tout les sous-traitants et intermédiaires locaux ainsi que les petits producteurs.</text:span></text:p>
      <text:p text:style-name="P15"><text:span text:style-name="T11"/></text:p>
      <text:p text:style-name="P15"><text:soft-page-break/><text:span text:style-name="T11">9) </text:span><text:span text:style-name="T12">Sur un prix total de 1,6 euros ici, 0,15 centimes est reversé au producteur soit environ 10 % du prix total, ce qui montre qu'il est prit en compte mais </text:span><text:span text:style-name="T14">encore </text:span><text:span text:style-name="T12">très peu.</text:span></text:p>
      <text:p text:style-name="P15"><text:span text:style-name="T12"/></text:p>
      <text:p text:style-name="P16"><text:span text:style-name="T12">10) Nestlé s'engage à investir dans la plantations de plants de café dans plusieurs pays afin d'éviter la pénurie et ainsi assurer sa pérennité.</text:span></text:p>
      <text:p text:style-name="P16"><text:span text:style-name="T12"/></text:p>
      <text:p text:style-name="P16"><text:span text:style-name="T12">11) Les Starbucks sont réparties de manière assez équitable tout en favorisant quand même les pays riches et développés (ici l’Amérique du nord, l’Europe et les pays asiatiques).</text:span></text:p>
      <text:p text:style-name="P16"><text:span text:style-name="T12"/></text:p>
      <text:p text:style-name="Standard"><text:span text:style-name="T12">12) Les pays fournisseurs de Starbucks sont le Mexique, la Colombie, le Pérou, le </text:span><text:span text:style-name="T18">Yémen</text:span><text:span text:style-name="T12"> et les îles indonésiennes, </text:span><text:span text:style-name="T13">on en déduit que ces pays non développés sont moins chers en main </text:span><text:span text:style-name="T18">d’œuvre</text:span><text:span text:style-name="T13"> pour la marque américaine.</text:span></text:p>
      <text:p text:style-name="P16"><text:span text:style-name="T12"/></text:p>
      <text:p text:style-name="P16"><text:span text:style-name="T12"/></text:p>
      <text:p text:style-name="P6"><text:span text:style-name="T14">C – Les nouvelles pratiques dans le marché du café</text:span></text:p>
      <text:p text:style-name="P17"><text:span text:style-name="T14"/></text:p>
      <text:p text:style-name="P17"><text:span text:style-name="T14">13) Les principes du commerce équitable appliqués au café est d'autant bien adapté qu'ici les intermédiaires entre producteurs et transports sont supprimés au profit d'un seul investissement.</text:span></text:p>
      <text:p text:style-name="P17"><text:span text:style-name="T14">Ce modèle économique occupe plus de 40 % du commerce équitable global,</text:span></text:p>
      <text:p text:style-name="P17"><text:span text:style-name="T14"/></text:p>
      <text:p text:style-name="P17"><text:span text:style-name="T14">14) </text:span><text:span text:style-name="T15">D'après le doc 13, ce sont les pays sud américains qui sont le plus concernés par le commerce efficace.</text:span></text:p>
      <text:p text:style-name="P17"><text:span text:style-name="T15"/></text:p>
      <text:p text:style-name="P18"><text:span text:style-name="T15">15) Les limites du commerce équitables commence là où celle d'autres paramètres entrent en jeu comme ici avec l'ONG qui se soucie plus de la biodiversité ou encore l'UTZ </text:span><text:span text:style-name="T18">néerlandaise</text:span><text:span text:style-name="T15"> qui se préoccupe uniquement que de réduire le cahier des charges.</text:span></text:p>
      <text:p text:style-name="P18"><text:span text:style-name="T15"/></text:p>
      <text:p text:style-name="P18"><text:span text:style-name="T15">16) </text:span><text:span text:style-name="T16">A cause du café en dosette, le commerce équitable à du mal à prendre un réel essor et gène ainsi sa croissance.</text:span></text:p>
      <text:p text:style-name="P18"><text:span text:style-name="T16"/></text:p>
      <text:p text:style-name="P18"><text:span text:style-name="T16"/></text:p>
      <text:p text:style-name="P19"><text:span text:style-name="T16">17) La mise en scène des capsules en tant que </text:span><text:span text:style-name="T18">bijoux</text:span><text:span text:style-name="T16"> ici sur le doc 16 fait partie d'une </text:span><text:span text:style-name="T18">stratégie</text:span><text:span text:style-name="T16"> de vente des firmes.</text:span></text:p>
      <text:p text:style-name="P19"><text:span text:style-name="T16"/></text:p>
      <text:p text:style-name="P19"><text:span text:style-name="T16">18) </text:span><text:span text:style-name="T17">Quelle semble être la stratégie de communication de Nespresso ?</text:span></text:p>
      <text:p text:style-name="P19"><text:span text:style-name="T17"/></text:p>
      <text:p text:style-name="P20"><text:span text:style-name="T17">La communication est axé sur la promotion, la publicité avec des acteurs prestigieux afin de vendre le produit comme aussi précieux mais très accessible.</text:span></text:p>
      <text:p text:style-name="P17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pture it" svg:font-family="'Capture it'" style:font-pitch="variable"/>
    <style:font-face style:name="SkyFall Done" svg:font-family="'SkyFall Do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1d5a9e"/>
    </style:style>
    <style:style style:name="MP2" style:family="paragraph" style:parent-style-name="Standard">
      <style:paragraph-properties fo:text-align="end" style:justify-single-word="false"/>
      <style:text-properties style:font-name="Capture it" fo:font-size="15pt" officeooo:paragraph-rsid="001d5a9e" style:font-size-asian="15pt" style:font-size-complex="15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d5a9e"/>
    </style:style>
    <style:page-layout style:name="Mpm1">
      <style:page-layout-properties fo:page-width="21.001cm" fo:page-height="29.7cm" style:num-format="1" style:print-orientation="portrait" fo:margin-top="0.741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fo:background-color="transparent" style:dynamic-spacing="false">
          <style:background-image xlink:href="Pictures/10000000000007D0000005311C47A3D0.jpg" xlink:type="simple" xlink:actuate="onLoad"/>
        </style:header-footer-properties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MP2"><text:span text:style-name="MT1">Le café, <text:s/></text:span></text:p>
        <text:p text:style-name="MP2"><text:span text:style-name="MT1">un grand marché mondial </text:span></text:p>
      </style:header>
      <style:footer>
        <text:p text:style-name="MP3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9:09:56.84</meta:creation-date>
    <dc:date>2013-02-07T23:31:05.61</dc:date>
    <meta:editing-duration>PT48M56S</meta:editing-duration>
    <meta:editing-cycles>6</meta:editing-cycles>
    <meta:generator>LibreOffice/3.6$Windows_x86 LibreOffice_project/5b93205-6e6b3fc-7830f6d-c08ad66-1d9bf4</meta:generator>
    <dc:creator>Michaël Lebeau</dc:creator>
    <meta:document-statistic meta:table-count="0" meta:image-count="0" meta:object-count="0" meta:page-count="2" meta:paragraph-count="32" meta:word-count="660" meta:character-count="3880" meta:non-whitespace-character-count="3248"/>
  </office:meta>
</office:document-meta>
</file>